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Lohit Hindi" svg:font-family="'Lohit Hindi'"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paragraph-properties fo:break-before="page"/>
      <style:text-properties style:font-name="Times New Roman" fo:font-size="12pt" style:font-size-asian="12pt" style:font-size-complex="12pt"/>
    </style:style>
    <style:style style:name="P3" style:family="paragraph" style:parent-style-name="Standard_7e_LT_7e_Notizen">
      <style:text-properties style:font-name="Times New Roman" fo:font-size="12pt" style:font-size-asian="12pt" style:font-size-complex="12pt"/>
    </style:style>
    <style:style style:name="P4" style:family="paragraph" style:parent-style-name="Standard" style:list-style-name="L1"/>
    <style:style style:name="P5" style:family="paragraph" style:parent-style-name="Standard">
      <style:text-properties style:font-name="Times New Roman" fo:font-size="12pt" style:font-size-asian="12pt" style:font-size-complex="12pt"/>
    </style:style>
    <style:style style:name="P6" style:family="paragraph" style:parent-style-name="Standard_7e_LT_7e_Notizen" style:list-style-name="L2">
      <style:text-properties style:font-name="Times New Roman" fo:font-size="12pt" style:font-size-asian="12pt" style:font-size-complex="12pt"/>
    </style:style>
    <style:style style:name="T1" style:family="text">
      <style:text-properties style:font-name="Times New Roman" fo:font-size="12pt" style:font-size-asian="12pt" style:font-size-complex="12pt"/>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tab/>Enthusiasmus mit auf den Weg geben – Worum geht es</text:p>
      <text:p text:style-name="P1"/>
      <text:p text:style-name="P1">2<text:tab/>Wer hats gelesen / verstanden?</text:p>
      <text:p text:style-name="P1"/>
      <text:p text:style-name="P1">3<text:tab/>Beispiel für klar verständlich dargestellten Haushalt</text:p>
      <text:p text:style-name="P1"/>
      <text:p text:style-name="P1">4<text:tab/>Kostenschätzung</text:p>
      <text:p text:style-name="P1"/>
      <text:p text:style-name="P1">5<text:tab/>Viel Arbeit für Freiwillige, da Haushaltsdaten nicht offen sind (selbst befreite Daten)</text:p>
      <text:p text:style-name="P1"/>
      <text:p text:style-name="P1">6<text:tab/>Zitat Website: „Die Programmierung hat einige Zeit gedauert und die Beschaffung der Daten <text:tab/><text:tab/><text:tab/>war aufwendig zusammen zu stellen. Leider liefert die Stadt Frankfurt kein <text:tab/><text:tab/><text:tab/>offenes bzw. einfach weiter verwendbares Datenformat.“</text:p>
      <text:p text:style-name="P1"/>
      <text:p text:style-name="P1">7<text:tab/>In den Aktenschränken und Datenbanken der Verwaltungen sind wahre Schätze verborgen. <text:tab/>Diese Schätze möchte ich mit Ihnen gemeinsam bergen.</text:p>
      <text:p text:style-name="P1"/>
      <text:p text:style-name="P1">8<text:tab/>Was aber heißt nun Open Data – Was ist das eigentlich?</text:p>
      <text:p text:style-name="P1"/>
      <text:p text:style-name="P1">9<text:tab/>Wetterdaten, auch Umweltdaten</text:p>
      <text:p text:style-name="P1"/>
      <text:p text:style-name="P1">10<text:tab/>Verkehrsdaten und Daten zum öffentlichen Nahverkehr</text:p>
      <text:p text:style-name="P1"/>
      <text:p text:style-name="P1">11<text:tab/>Baustelleninfos – Wo? Warum? Wie lange noch? Smartphone-Beispiel</text:p>
      <text:p text:style-name="P1"/>
      <text:p text:style-name="P1">12<text:tab/>Demographische Daten</text:p>
      <text:p text:style-name="P1"/>
      <text:p text:style-name="P1">13<text:tab/>kulturelle und politische Termine</text:p>
      <text:p text:style-name="P1"/>
      <text:p text:style-name="P1">14<text:tab/>Einnahmen und Ausgaben – wofür wieviel? Nicht nur aufsummierte Zahlen!</text:p>
      <text:p text:style-name="P1"/>
      <text:p text:style-name="P1">15<text:tab/>ruhig auch Dokumente im Entwurfsstatus, geplante Anträge, nicht nur abgestimmte</text:p>
      <text:p text:style-name="P1"/>
      <text:p text:style-name="P1">16<text:tab/>klar abgesteckte, eng definierte und begründete Ausnahmen. Keine Blankoschecks</text:p>
      <text:p text:style-name="P1"/>
      <text:p text:style-name="P1">17<text:tab/>Diese Daten produzieren die Behörden ohnehin aus Steuergeldern. Problem: „geschlossen“</text:p>
      <text:p text:style-name="P1"/>
      <text:p text:style-name="P1">18<text:tab/>Warum IFG nicht reicht, geringer Mehraufwand, Anrecht, günstiger als Einzelbeantwortung</text:p>
      <text:p text:style-name="P1"/>
      <text:p text:style-name="P1">19<text:tab/>Zitat: „Daten der öffentlichen Verwaltung gelten als offen, wenn sie der Öffentlichkeit in <text:tab/>einer Weise zugänglich gemacht werden, die im Einklang mit den nachstehenden <text:tab/>Grundsätzen steht“</text:p>
      <text:p text:style-name="P1"/>
      <text:p text:style-name="P1">20<text:tab/>Vollständig: Nicht von heute auf morgen, aber als Ziel im Hinterkopf behalten</text:p>
      <text:p text:style-name="P1"/>
      <text:p text:style-name="P1">21<text:tab/>Primär: Ziel: jeder filtert und aggregiert selbst / unterschiedliche Blickwinkel</text:p>
      <text:p text:style-name="P1"/>
      <text:p text:style-name="P1">22<text:tab/>Zeitnah: Nicht von heute auf morgen, aber zeitkritisches entsprechend priorisieren</text:p>
      <text:p text:style-name="P1"/>
      <text:p text:style-name="P1">23<text:tab/>Zugänglich: Auch kommerziell. Bereits bezahlt! Firmen können Mehrwert schaffe</text:p>
      <text:p text:style-name="P1"/>
      <text:p text:style-name="P1">24<text:tab/>Maschinenlesbar: Selbst am eigenen PC auswerten vs. Bilder / PDF</text:p>
      <text:p text:style-name="P1"><text:soft-page-break/></text:p>
      <text:p text:style-name="P1">25<text:tab/>Diskriminierungsfrei: Ohne Anmeldung / Beantragung. Keine Bevor- bzw. Benachteiligung</text:p>
      <text:p text:style-name="P1"/>
      <text:p text:style-name="P1">26<text:tab/>Nicht-proprietär: Nachteile Excel, Kosten, Formatkontrolle, offene Standards ODF, XML</text:p>
      <text:p text:style-name="P1"/>
      <text:p text:style-name="P1">27<text:tab/>Lizenzfrei: Auch freie Lizenzen möglich. Exklusivrechte, <text:s/>Beispiel Juris (Datenbank im <text:tab/>Sinne des UrhG) -&gt; kostenlos abrufbar aber nicht frei verfügbar, d.h. Mehrwert verhindert.</text:p>
      <text:p text:style-name="P1"/>
      <text:p text:style-name="P1">28<text:tab/>Wen interessiert das alles überhaupt? Politikerverdrossenheit / Meine Erfahrungen.</text:p>
      <text:p text:style-name="P1"/>
      <text:p text:style-name="P1">29<text:tab/>Auf Augenhöhe mitreden. Alle profitieren vom Engagement weniger (-&gt;Eingangsbeispiele)</text:p>
      <text:p text:style-name="P1"/>
      <text:p text:style-name="P1">30<text:tab/>Offene Daten sind das Rohmaterial, aus dem interessierte Bürger und Organisationen einen <text:tab/>Mehrwert schaffen können. Staat muss lediglich dieses Rohmaterial bereitstellen!</text:p>
      <text:p text:style-name="P1"/>
      <text:p text:style-name="P1">31<text:tab/>Vorteile gehen weit über das Thema Bürgerbeteiligung hinaus! Wirtschaft: Effizenz, neue <text:tab/>Arbeitspätze &amp; Innovationen. Data driven journalism. Kein Randthema sondern <text:tab/>zentrales <text:tab/>Element in der Informationsgesellschaft</text:p>
      <text:p text:style-name="P1"/>
      <text:p text:style-name="P1">32<text:tab/>Lehrmaterial &amp; Lernsoftware, großer Datenpool, Verknüpfung Forschungsdaten+staatl. D.</text:p>
      <text:p text:style-name="P1"/>
      <text:p text:style-name="P1">33<text:tab/>Effizientere Nutzung der eigenen Daten und fremder Behörden. Zusammenarbeit + <text:tab/>Austausch vereinfacht. Vorteile aus Anwendungen der Bürger.</text:p>
      <text:p text:style-name="P1"/>
      <text:p text:style-name="P1">34<text:tab/>Viel Potential erkennbar, zusätzlich: „Unsichtbares Potential“. Durch Verknüpfung von <text:tab/>verschiedenen Daten ein Gesamtbild und lassen sich zuvor ungeahnte Zusammenhänge <text:tab/>erkennen, die verborgen blieben, wenn wir die Daten getrennt in den Aktenschränken der <text:tab/>unterschiedlichen Behörden verstauben lassen.</text:p>
      <text:p text:style-name="P1"/>
      <text:p text:style-name="P1"><text:tab/>Devise: "die beste Nutzungsart für ihre Daten erdenkt in diesem Augenblick jemand anders"</text:p>
      <text:p text:style-name="P1"/>
      <text:p text:style-name="P1">35<text:tab/>Länder- und Parteiübergreifende Befürwortung. Wolfenbüttel? Wille scheint da zu sein:</text:p>
      <text:p text:style-name="P1"/>
      <text:p text:style-name="P1">Wolfenbüttel.de: „Die Verwaltung der Stadt Wolfenbüttel ist zu Beginn des 21. Jahrhunderts ein modernes, zukunfts- und bürgerorientiertes Dienstleistungsunternehmen. Der Bürgerinformation und -beteiligung messen wir hohe Bedeutung bei, denn die Stadt Wolfenbüttel ist, wie jede andere Stadt auch, darauf angewiesen, dass sich ihre Bürgerinnen und Bürger für ihre Stadt engagieren und sich an deren Weiterentwicklung aktiv beteiligen. Vielfältige Informationen und transparentes Verwaltungshandeln sind hierzu unerlässlich.“</text:p>
      <text:p text:style-name="P1"><text:tab/></text:p>
      <text:p text:style-name="P1"><text:tab/>Lob: vCard und ICS-Dateien. Aber: Viele Infos zur als HTML-Seiten oder PDFs</text:p>
      <text:p text:style-name="P1"/>
      <text:p text:style-name="P1">36<text:tab/>Wo anfangen? Berg voll Arbeit, viele offene Fragen... Formate, Lizenzen, etc...?</text:p>
      <text:p text:style-name="P1"/>
      <text:p text:style-name="P1">37<text:tab/>Viele Daten die man fast ohne Aufwand online stellen kann. Fangen Sie damit an!</text:p>
      <text:p text:style-name="P1"/>
      <text:p text:style-name="P1">38<text:tab/>Bei *** anfangen -&gt; genauso einfach aber wertvoller. 4&amp;5 schwieriger, kein Hexenwerk</text:p>
      <text:p text:style-name="P1"/>
      <text:p text:style-name="P1">39<text:tab/>3 Sterne HowTo anbieten, Bevölkerungsdaten Beispiel, CSV vs. ODS im Texteditor</text:p>
      <text:p text:style-name="P1"/>
      <text:list xml:id="list1220186020" text:style-name="L1">
        <text:list-item>
          <text:list>
            <text:list-item>
              <text:list>
                <text:list-item>
                  <text:p text:style-name="P4">machen: Fangen Sie baldmöglichst an Open Data zu veröffentlichen</text:p>
                </text:list-item>
                <text:list-item>
                  <text:p text:style-name="P4">nicht aufhören: Erweitern und verbessern Sie den Datenbestand kontinuierlich</text:p>
                </text:list-item>
              </text:list>
            </text:list-item>
          </text:list>
        </text:list-item>
      </text:list>
      <text:p text:style-name="P2">40<text:tab/>Leicht ausbauffähig wenn ein Anfang gemacht ist. Auch für Wolfenbüttel sinnvolle Sache!<text:tab/></text:p>
      <text:p text:style-name="P1"><text:tab/></text:p>
      <text:p text:style-name="P1"><text:tab/>Appell:</text:p>
      <text:list xml:id="list702600128" text:style-name="L2">
        <text:list-item>
          <text:p text:style-name="P6">Veröffentlichen Sie Ihre Daten</text:p>
        </text:list-item>
        <text:list-item>
          <text:p text:style-name="P6">Fangen Sie klein an (niedrige Früchte)</text:p>
        </text:list-item>
        <text:list-item>
          <text:p text:style-name="P6">Sie bekommen Unterstützung wenn nötig!</text:p>
        </text:list-item>
        <text:list-item>
          <text:p text:style-name="P6">Schritt für Schritt zu einer bürgernahen und transparenten Verwaltung und Regierung</text:p>
        </text:list-item>
        <text:list-item>
          <text:p text:style-name="P6">Mit gutem Beispiel voran gehen, Vorbild für andere Städte und Gemeinden sein.</text:p>
        </text:list-item>
      </text:list>
      <text:p text:style-name="P3"/>
      <text:p text:style-name="P1">41<text:tab/>Handout verteilen</text:p>
      <text:p text:style-name="P1"/>
      <text:p text:style-name="P1">42<text:tab/>Bildquelle - Hinweis auf freie Lizenzen und deren Vorteile</text:p>
      <text:p text:style-name="P1"/>
      <text:p text:style-name="P1">43<text:tab/>Fragen – Auch nach dem Vortrag: hier und heute, per Mail / Telefon / persönlicher Termin</text:p>
      <text:p text:style-name="P1"/>
      <text:p text:style-name="P1">44<text:tab/>Kontaktdaten – Weitere Kontaktdaten gerne persönlich</text:p>
      <text:p text:style-name="P1"/>
      <text:p text:style-name="P1"/>
      <text:p text:style-name="P1">Sonstiges:</text:p>
      <text:p text:style-name="P1"/>
      <text:p text:style-name="P1">Von wem stammen die 8 Prinzipien?</text:p>
      <text:p text:style-name="P1">Arbeitsgruppe aus 30 OpenData Verfechtern, die 2007 in Sebastopol, Kalifornien tagten.</text:p>
      <text:p text:style-name="Standard"><text:span text:style-name="T1">Vgl. auch als Alternative oder Ergänzung </text:span><text:a xlink:type="simple" xlink:href="http://opendefinition.org/"><text:span text:style-name="T1">http://opendefinition.org</text:span></text:a></text:p>
      <text:p text:style-name="P1"/>
      <text:p text:style-name="P1">Erfolg von data.gov in Amerika?<text:line-break/>Sehr starke Nachfrage auf die Seite, auch aus Deutschland!<text:line-break/>Viele Apps im „Apps for America“ Wettbewerb entstanden.<text:line-break/>Beispiele: http://www.gov20.de/data-gov-geburtstag-ap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Lohit Hindi" svg:font-family="'Lohit Hindi'"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1"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WW-Titel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67"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678"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6789"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678910"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6789101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67891011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67891011121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6789101112131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678910111213141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67891011121314151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67891011121314151617"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6789101112131415161718"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05T13:45:46</meta:creation-date>
    <dc:date>2012-02-07T18:40:39</dc:date>
    <meta:editing-duration>PT5H23M56S</meta:editing-duration>
    <meta:editing-cycles>41</meta:editing-cycles>
    <meta:generator>LibreOffice/3.3$Linux LibreOffice_project/330m19$Build-401</meta:generator>
    <meta:document-statistic meta:table-count="0" meta:image-count="0" meta:object-count="0" meta:page-count="3" meta:paragraph-count="62" meta:word-count="758" meta:character-count="5587"/>
  </office:meta>
</office:document-meta>
</file>